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789cm" fo:min-width="6.048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789cm" fo:min-width="5.906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super 58%" fo:font-size="10.5pt" style:font-size-asian="10.5pt" style:font-size-complex="10.5pt"/>
    </style:style>
    <style:style style:name="T6" style:family="text">
      <style:text-properties style:text-position="sub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.4cm" svg:height="5.851cm" svg:x="5.3cm" svg:y="1.549cm">
          <text:p text:style-name="P1"><text:span text:style-name="T1">op_var_W_h</text:span></text:p>
          <text:p text:style-name="P1"><text:span text:style-name="T1"/></text:p>
          <text:p text:style-name="P1"><text:span text:style-name="T1">=[ [w</text:span><text:span text:style-name="T2">h</text:span><text:span text:style-name="T3">11</text:span><text:span text:style-name="T1">,w</text:span><text:span text:style-name="T2">h</text:span><text:span text:style-name="T3">12</text:span><text:span text:style-name="T1">,…,w</text:span><text:span text:style-name="T2">h</text:span><text:span text:style-name="T3">1K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w</text:span><text:span text:style-name="T2">h</text:span><text:span text:style-name="T3">N1</text:span><text:span text:style-name="T1">,w</text:span><text:span text:style-name="T2">h</text:span><text:span text:style-name="T3">N2</text:span><text:span text:style-name="T1">,…,w</text:span><text:span text:style-name="T2">h</text:span><text:span text:style-name="T3">N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cm" svg:y1="4.4cm" svg:x2="16.9cm" svg:y2="4.4cm">
          <text:p/>
        </draw:line>
        <draw:custom-shape draw:style-name="gr3" draw:text-style-name="P2" draw:layer="layout" svg:width="9.2cm" svg:height="5.851cm" svg:x="5.7cm" svg:y="8.449cm">
          <text:p text:style-name="P1"><text:span text:style-name="T1">op_var_B_h</text:span></text:p>
          <text:p text:style-name="P1"><text:span text:style-name="T1"/></text:p>
          <text:p text:style-name="P1"><text:span text:style-name="T1">=[ [b</text:span><text:span text:style-name="T2">h</text:span><text:span text:style-name="T3">1</text:span><text:span text:style-name="T1">,b</text:span><text:span text:style-name="T2">h</text:span><text:span text:style-name="T3">2</text:span><text:span text:style-name="T1">,…,b</text:span><text:span text:style-name="T2">h</text:span><text:span text:style-name="T3">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cm" svg:y1="11.3cm" svg:x2="17cm" svg:y2="11.3cm">
          <text:p/>
        </draw:line>
        <draw:line draw:style-name="gr2" draw:text-style-name="P3" draw:layer="layout" svg:x1="4.3cm" svg:y1="4.6cm" svg:x2="5.3cm" svg:y2="4.6cm">
          <text:p/>
        </draw:line>
        <draw:frame draw:style-name="gr4" draw:text-style-name="P5" draw:layer="layout" svg:width="5cm" svg:height="2.15cm" svg:x="0.2cm" svg:y="3.7cm">
          <draw:text-box>
            <text:p text:style-name="P4"><text:span text:style-name="T4">[ [w</text:span><text:span text:style-name="T5">h</text:span><text:span text:style-name="T6">11</text:span><text:span text:style-name="T4">,w</text:span><text:span text:style-name="T5">h</text:span><text:span text:style-name="T6">12</text:span><text:span text:style-name="T4">,…,w</text:span><text:span text:style-name="T5">h</text:span><text:span text:style-name="T6">1K</text:span><text:span text:style-name="T4">] </text:span></text:p>
            <text:p text:style-name="P4"><text:span text:style-name="T4">・</text:span></text:p>
            <text:p text:style-name="P4"><text:span text:style-name="T4">・</text:span></text:p>
            <text:p text:style-name="P4"><text:span text:style-name="T4">[w</text:span><text:span text:style-name="T5">h</text:span><text:span text:style-name="T6">N1</text:span><text:span text:style-name="T4">,w</text:span><text:span text:style-name="T5">h</text:span><text:span text:style-name="T6">N2</text:span><text:span text:style-name="T4">,…,w</text:span><text:span text:style-name="T5">h</text:span><text:span text:style-name="T6">NK</text:span><text:span text:style-name="T4">] ] </text:span></text:p>
          </draw:text-box>
        </draw:frame>
        <draw:frame draw:style-name="gr4" draw:text-style-name="P5" draw:layer="layout" svg:width="5cm" svg:height="2.15cm" svg:x="0.4cm" svg:y="11.25cm">
          <draw:text-box>
            <text:p text:style-name="P4"><text:span text:style-name="T4">[ [b</text:span><text:span text:style-name="T5">h</text:span><text:span text:style-name="T6">1</text:span><text:span text:style-name="T4">,b</text:span><text:span text:style-name="T5">h</text:span><text:span text:style-name="T6">2</text:span><text:span text:style-name="T4">,…,b</text:span><text:span text:style-name="T5">h</text:span><text:span text:style-name="T6">K</text:span><text:span text:style-name="T4">] ]</text:span></text:p>
          </draw:text-box>
        </draw:frame>
        <draw:line draw:style-name="gr2" draw:text-style-name="P3" draw:layer="layout" svg:x1="4.575cm" svg:y1="11.6cm" svg:x2="5.57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1:21:23.784718996</dc:date>
    <meta:editing-duration>PT7M42S</meta:editing-duration>
    <meta:editing-cycles>12</meta:editing-cycles>
    <meta:generator>LibreOffice/5.1.6.2$Linux_X86_64 LibreOffice_project/10m0$Build-2</meta:generator>
    <meta:document-statistic meta:object-count="8"/>
  </office:meta>
</office:document-meta>
</file>